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Handler.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Handl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Handler.startElement( String namespaceURI , String localName , String qName , Attributes at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portHandl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Handler.fatalError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Handler.ImportHandler( Importer import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por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por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Handler.warning( SAXPars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